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3c8b"/>
    </style:style>
    <style:style style:name="P2" style:family="paragraph" style:parent-style-name="Standard">
      <style:text-properties officeooo:paragraph-rsid="000f3c8b"/>
    </style:style>
    <style:style style:name="P3" style:family="paragraph" style:parent-style-name="Standard">
      <style:text-properties officeooo:rsid="00102a3f" officeooo:paragraph-rsid="00102a3f"/>
    </style:style>
    <style:style style:name="P4" style:family="paragraph" style:parent-style-name="Standard">
      <style:text-properties officeooo:paragraph-rsid="00102a3f"/>
    </style:style>
    <style:style style:name="T1" style:family="text">
      <style:text-properties officeooo:rsid="00102a3f"/>
    </style:style>
    <style:style style:name="T2" style:family="text">
      <style:text-properties fo:font-variant="normal" fo:text-transform="none" fo:color="#1a1918" loext:opacity="100%" style:font-name="ArialMT" fo:font-size="16.200000762939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ex</text:p>
      <text:p text:style-name="Standard">è un linguaggio di programmazione fortemente tipizzato, orientato agli oggetti.</text:p>
      <text:p text:style-name="Standard">Utilizza la sintassi simile a Java e consente agli sviluppatori di aggiungere la logica aziendale alla maggior parte degli eventi di sistema, inclusi i click sui pulsanti, gli aggiornamenti dei record correlati e le pagine Visualforce.</text:p>
      <text:p text:style-name="Standard">Apex è un linguaggio case insensitive.</text:p>
      <text:p text:style-name="Standard">•È un linguaggio fortemente tipato, ciò significa che ogni volta che si dichiara una variabile, occorre dichiararla con il suo tipo.</text:p>
      <text:p text:style-name="P1">L’inizializzazione di una variabile in Apex è composta da 4 step (i primi due per la dichiarazione gli altri per inizializzare la variabile):</text:p>
      <text:p text:style-name="P1">•Specificare il Tipo di dato: tipo della variabile che si sta dichiarando.</text:p>
      <text:p text:style-name="P1">•Specificare il Nome della variabile<text:line-break/>•Utilizzare il carattere di assegnamento ‘=‘.</text:p>
      <text:p text:style-name="P1">•Specificare il valore da salvare.</text:p>
      <text:p text:style-name="P1">I nomi delle variabili non possono avere:</text:p>
      <text:p text:style-name="P1">•Spazi Bianchi</text:p>
      <text:p text:style-name="P1">•Caratteri speciali (+,-, &amp;, *, ...)</text:p>
      <text:p text:style-name="P1">•Non possono essere parole riservate come:string,integer, …</text:p>
      <text:p text:style-name="P1">Bisogna dare sempre un nome con un significato alle variabili e usare la camelCase annotation</text:p>
      <text:p text:style-name="P1">Best-practice per dichiarare i nomi delle variabili usando la camelCase annotation:</text:p>
      <text:p text:style-name="P1">•Iniziare con la lettera minuscola e utilizzare la lettera maiuscola per tutte le parole che seguono la prima</text:p>
      <text:p text:style-name="P1">La dichiarazione di un insieme di variabili mette da parte un pezzo di memoria utilizzato per archiviare i dati solo durante l'esecuzione del programma.</text:p>
      <text:p text:style-name="P1">Se si dichiara una variabile e non la si inizializza con un valore, il valore sarà null.</text:p>
      <text:p text:style-name="P1">Null indica l’assenza di un valore o di un dato. </text:p>
      <text:p text:style-name="P1">È possibile assegnare null a qualsiasi variabile con un tipo primitivo.</text:p>
      <text:p text:style-name="P1">•Variabili di Classe</text:p>
      <text:p text:style-name="P1">•Variabili di istanza</text:p>
      <text:p text:style-name="P1">•Variabili statiche</text:p>
      <text:p text:style-name="P1">Variabili locali</text:p>
      <text:p text:style-name="P1">•Interne ai metodi (come parametri o dentro al metodo)</text:p>
      <text:p text:style-name="P1">•Dentro ogni blocco di codice come ad esempio il ciclo for,if,etc...<text:line-break/>Le variabili possono essere definite in qualsiasi punto in un blocco, e possono essere utilizzate da quel punto in poi.</text:p>
      <text:p text:style-name="P1">I figli possono accedere alle variabili, e non possono definire un’altra variabile con lo stesso nome che è stato già usato in un blocco padre.</text:p>
      <text:p text:style-name="P1">I blocchi paralleli non hanno accesso alla variabile, e possono riusare il nome della variabile.</text:p>
      <text:p text:style-name="P1">Una costante è una variabile il cui valore non cambia dopo che è stato inizializzato una volta.</text:p>
      <text:p text:style-name="P1">Le costanti possono essere definite usando la parola chiave final.</text:p>
      <text:p text:style-name="P1">La parola chiave final indica che la variabile può essere inizializzata al massimo una volta:</text:p>
      <text:p text:style-name="P1">•Stesso nella dichiarazione</text:p>
      <text:p text:style-name="P1">•Con un metodo statico se la costante è definita in una classe</text:p>
      <text:p text:style-name="P1">Un’espressione è una componente essenziale in ogni programma.</text:p>
      <text:p text:style-name="P1">Un’espressione è un costrutto composto da:</text:p>
      <text:p text:style-name="P1">•Variabili</text:p>
      <text:p text:style-name="P1">•Operatori</text:p>
      <text:p text:style-name="P1">•Invocazioni a metodo che valutano un valore</text:p>
      <text:p text:style-name="P1">InApex, un’espressione è sempre una di questiseguenti tipi:</text:p>
      <text:p text:style-name="P1">•Un’espressione letterale:1 + 1</text:p>
      <text:p text:style-name="P1">•Una nuovosObject,Apexobject, list, set, omap:</text:p>
      <text:p text:style-name="P1"><text:tab/>•Case myCase = New Case();</text:p>
      <text:p text:style-name="P1"><text:soft-page-break/><text:tab/>•MyClass myClassInstance = New MyClass ();</text:p>
      <text:p text:style-name="P1"><text:tab/>•List &lt;Account&gt; myAcc = New List&lt;Account&gt;();</text:p>
      <text:p text:style-name="P1"><text:tab/>•Set &lt;String&gt; myStr = New Set&lt;String&gt;();</text:p>
      <text:p text:style-name="P1"><text:tab/>•Map&lt;Integer,String&gt; myMap = New Map&lt;Integer,String&gt;();</text:p>
      <text:p text:style-name="P1">•Tutti i valori presenti a sinistra dell’operatore di assegnazione:</text:p>
      <text:p text:style-name="P1"><text:tab/>•i</text:p>
      <text:p text:style-name="P1"><text:tab/>•myList[3]</text:p>
      <text:p text:style-name="P1"><text:tab/>•myContact.name</text:p>
      <text:p text:style-name="P1">•Ogni riferimento al campo disObjectche non è un L-value</text:p>
      <text:p text:style-name="P1">•Una query SOQL o SOSL circondata da parentesi quadrate</text:p>
      <text:p text:style-name="P1">•Un’invocazione a metodo istanza o statico: System.assert(true)</text:p>
      <text:p text:style-name="P1">Apex utilizza tipi di dati, variabili e costrutti del linguaggio correlati come enumerazioni, costanti, espressioni, operatori e istruzioni di assegnazione.</text:p>
      <text:p text:style-name="P1">In Apex, tutte le variabili e le espressioni hanno un tipo di dato, come sObject, primitive o enum</text:p>
      <text:p text:style-name="P1">Un primitivo, può essere un integer, un double, un long, un date, un datetime, un string, un ID o un boolean.</text:p>
      <text:p text:style-name="P1">Un oggetto sObject , può essere un sObject generico o un sObject specifico , ad esempio un account, un contatto oMyCustomObject__c</text:p>
      <text:p text:style-name="P1">Una collezione, tra cui:</text:p>
      <text:p text:style-name="P1">•Un elenco (o array) di primitive, oggetti sObjects,oggetti definiti dall'utente, oggetti creati da classi Apex o collezioni</text:p>
      <text:p text:style-name="P1">•Un set di primitive</text:p>
      <text:p text:style-name="P1">•Una mappa da primitiva a primitiva, sObject o collezione</text:p>
      <text:p text:style-name="P1">•Un elenco di valori tipizzato, noto anche come enum</text:p>
      <text:p text:style-name="P1">•Oggetti creati da classi Apex definite dall'utente</text:p>
      <text:p text:style-name="P1">•Oggetti creati dalle classi Apex fornite dal sistema</text:p>
      <text:p text:style-name="P1">•Null(per la costante nulla, che può essere assegnata a qualsiasi variabile).</text:p>
      <text:p text:style-name="P1">I metodi possono restituire valori di uno qualsiasi dei tipi elencati, o non restituire alcun valore ed essere di tipo Void.</text:p>
      <text:p text:style-name="P3">STRING</text:p>
      <text:p text:style-name="P3">Usato per contenere qualsiasi carattere: lettere,numeri ... ecc.</text:p>
      <text:p text:style-name="P3">Dichiarata con una sola virgoletta,non doppia virgoletta! </text:p>
      <text:p text:style-name="P3">Strings = ‘Valore stringa’; </text:p>
      <text:p text:style-name="P3">Usa sequenze diescapeper indicare caratteri speciali, come\‘ per una virgoletta singola,\r per il ritorno a capo,\n per l'avanzamento di riga ... ecc. </text:p>
      <text:p text:style-name="P3">A differenza di Java, le Stringhe in Apex supportano l'utilizzo degli operatori di confronto: ==, !=, &lt;, &lt;=, &gt;,&gt;=. </text:p>
      <text:p text:style-name="P3">INTEGER</text:p>
      <text:p text:style-name="P3">Utilizzato per contenere un numero senza posizione decimale, a 32 bit. </text:p>
      <text:p text:style-name="P3">Integer myInteger= 365; </text:p>
      <text:p text:style-name="P3">LONG</text:p>
      <text:p text:style-name="P3">Utilizzato per contenere un numero senza posizione decimale a 64-bit. </text:p>
      <text:p text:style-name="P3"><text:span text:style-name="T2">Long l = 2147483648L;</text:span> </text:p>
      <text:p text:style-name="P3">DECIMAL</text:p>
      <text:p text:style-name="P3">Utilizzato per contenere un numero con 1 o più posizioni decimali, a 32 bit. </text:p>
      <text:p text:style-name="P3">Decimal Mydecimal= 3.14; </text:p>
      <text:p text:style-name="P3">DOUBLE</text:p>
      <text:p text:style-name="P3">Utilizzato per contenere un numero con 1 o più posizioni decimali, è a 64-bi </text:p>
      <text:p text:style-name="P3">Utilizzato quando è necessario un intervallo più ampio del decimale. </text:p>
      <text:p text:style-name="P3"><text:span text:style-name="T2">Double d = 3.14159;</text:span> </text:p>
      <text:p text:style-name="P3">DATE</text:p>
      <text:p text:style-name="P3">•Un valore che indica un giorno particolare.</text:p>
      <text:p text:style-name="P3"><text:soft-page-break/>•I valori della data non contengono informazioni sul tempo.</text:p>
      <text:p text:style-name="P3">•I valori della data devono sempre essere creati con un metodo statico di sistema.</text:p>
      <text:p text:style-name="P3">•È possibile aggiungere o sottrarre un valore intero da un valore Date, restituendo un valore Date </text:p>
      <text:p text:style-name="P3">DATETIME</text:p>
      <text:p text:style-name="P3">Un valore che indica un particolare giorno + ora,come un timestamp.I valori di Datetime devono sempre essere creati con un metodo statico di sistema.</text:p>
      <text:p text:style-name="P3">È possibile aggiungere o sottrarre un valore Integer o Double da un valore Datetime, restituendo un valore Datetime. </text:p>
      <text:p text:style-name="P3">TIME</text:p>
      <text:p text:style-name="P3">Un valore che indica una particolare ora.</text:p>
      <text:p text:style-name="P3">I valori di tipo Time devono sempre essere creati con un metodo statico di sistema. </text:p>
      <text:p text:style-name="P3">Time myTime = Time.newInstance(18, 30, 2, 20); </text:p>
      <text:p text:style-name="P3">BOOLEAN</text:p>
      <text:p text:style-name="P3">Un valore può essere vero (True) o falso (False ) o nullo (null). </text:p>
      <text:p text:style-name="P3">Boolean isWinner = true; </text:p>
      <text:p text:style-name="P3">ID</text:p>
      <text:p text:style-name="P3">Qualsiasi identificatore di record valido di 18caratteri.</text:p>
      <text:p text:style-name="P3">Ogni carattere può essere uno dei 62 valori possibili:26 lettere minuscole, 26 lettere maiuscole, 10 cifre. </text:p>
      <text:p text:style-name="P4"><text:span text:style-name="T1">ID id='00300000003T2PGAA0’;<text:line-break/></text:span>Se si imposta ID su un valore di 15 caratteri,Apex converte il valore nella sua rappresentazione di 18caratteri.</text:p>
      <text:p text:style-name="P4">Tutti i valori ID non validi vengono rifiutati con un'eccezione di runtime<text:line-break/><text:span text:style-name="T1">SOBJECT</text:span></text:p>
      <text:p text:style-name="P4">Apex supporta i tipi di dati primitivi (come Integer), le classi personalizzate definite dall'utente, il tipo generico sObjecto un tipo specifico sObject(come Account).</text:p>
      <text:p text:style-name="P4">Tutti i tipi di dati Apex ereditano da Object.</text:p>
      <text:p text:style-name="P4">Per esempio: Object obj= 10;</text:p>
      <text:p text:style-name="P4">// Assegnare un oggetto a una variabile di tipo intero.</text:p>
      <text:p text:style-name="P4">Integer i = (Integer)obj;</text:p>
      <text:p text:style-name="P4">System.assertEquals(10, i); </text:p>
      <text:p text:style-name="P3">Collections</text:p>
      <text:p text:style-name="P3">Le Collection in Apex possono essere:</text:p>
      <text:p text:style-name="P3">•Lists.</text:p>
      <text:p text:style-name="P3">•Sets.</text:p>
      <text:p text:style-name="P3">•Maps </text:p>
      <text:p text:style-name="P3">LIST</text:p>
      <text:p text:style-name="P3">Una lista è una raccolta ordinata e indicizzata di elementi non unici che si distinguono per i loro indici che partono da 0.</text:p>
      <text:p text:style-name="P3">Le liste sono equivalenti agli Array.</text:p>
      <text:p text:style-name="P3">Gli elementi dell'elenco possono essere di qualsiasi tipo di dati: tipi primitivi,sObject, tipi definiti dall'utente e tipi Apex incorporati. </text:p>
      <text:p text:style-name="P3">Possono contenere anche alcune collezioni e possono essere innestate una nell’altra e diventare multidimensionali. </text:p>
      <text:p text:style-name="P4"><text:span text:style-name="T1">Per accedere agli elementi in un elenco, utilizzare i metodi di List forniti da Apex.<text:line-break/></text:span>Quando si utilizzano elenchi monodimensionali di primitive o oggetti, è possibile utilizzare anche la notazione di array più tradizionale per dichiarare e fare riferimento a elementi di elenco. </text:p>
      <text:p text:style-name="P4">Ad esempio, è possibile dichiarare un elenco unidimensionale di primitive o oggetti seguendo il nome del tipo di dati con i caratteri: </text:p>
      <text:p text:style-name="P4">String[] colors = new List &lt;String&gt; ();</text:p>
      <text:p text:style-name="P4">Queste due affermazioni sono equivalenti alla precedente:</text:p>
      <text:p text:style-name="P4">List &lt;String&gt; colors = newString[1]</text:p>
      <text:p text:style-name="P4"><text:soft-page-break/>;String[] colors = newString[1]; </text:p>
      <text:p text:style-name="P4">Per fare riferimento a un elemento di un elenco unidimensionale, è possibile anche seguire il nome dell'elenco con la posizione dell'indice dell'elemento nelle parentesi quadre. </text:p>
      <text:p text:style-name="P4"><text:span text:style-name="T2">colors [0] = 'Green';</text:span> </text:p>
      <text:p text:style-name="P4">È possibile ordinare gli elementi dell'elenco e l'ordinamento dipende dal tipo di dati degli elementi.</text:p>
      <text:p text:style-name="P4">Utilizzando il metodo nome_lista.sort(), è possibile ordinare gli elementi in un elenco. </text:p>
      <text:p text:style-name="P4">L'ordinamento è in ordine ascendente per elementi di tipi di dati primitivi, come le stringhe. </text:p>
      <text:p text:style-name="P3">SET</text:p>
      <text:p text:style-name="P3">Un set è una raccolta non ordinata di elementi che non contengono duplicati.</text:p>
      <text:p text:style-name="P3">Non si utilizzano gli indici.</text:p>
      <text:p text:style-name="P3">Gli elementi set possono essere di qualsiasi tipo di dati: tipi primitivi,sObject, tipi definiti dall'utente e tipi Apex built-in. </text:p>
      <text:p text:style-name="P3">I set possono contenere collezioni che possono essere annidate l'una nell'altra.</text:p>
      <text:p text:style-name="P3"><text:s/>Ad esempio, è possibile avere una serie di elenchi di insiemi di numeri interi.</text:p>
      <text:p text:style-name="P3">Un set può contenere fino a quattro livelli di raccolte nidificate al suo interno, ovvero fino a un massimo di cinque livelli. </text:p>
      <text:p text:style-name="P3">Per dichiarare un set, utilizzare la parola chiave Set seguita dal nome del tipo di dati primitivi all'interno di caratteri &lt;&gt; .</text:p>
      <text:p text:style-name="P3">Set&lt;String&gt;myStringSet= new Set&lt;String&gt;(); </text:p>
      <text:p text:style-name="P3">Per accedere agli elementi di un set, utilizzare i metodi di sistema forniti da Apex.</text:p>
      <text:p text:style-name="P3">MAP</text:p>
      <text:p text:style-name="P3">Una map è una raccolta di coppie chiave-valore in cui ogni chiave univoca si associa a un singolo valore non unico.</text:p>
      <text:p text:style-name="P3">Le chiavi sono non ordinate e uniche (equivalenti al Set).</text:p>
      <text:p text:style-name="P3">I valori sono ordinati e non unici (equivalenti a List).</text:p>
      <text:p text:style-name="P3">La chiavi di tipo stringa sono case sensitive. </text:p>
      <text:p text:style-name="P3">Chiavi e valori possono essere qualsiasi tipo di dati:tipi primitivi, raccolte, oggetti sObject, tipi definiti dall'utente e tipi Apex incorporati. </text:p>
      <text:p text:style-name="P3">Le chiavi e i valori della mappa possono contenere qualsiasi raccolta e possono essere nidificate e diventare multidimensionali.</text:p>
      <text:p text:style-name="P3">Ad esempio, è possibile avere una mappa di numeri interi per le mappe, che, a loro volta, associano le stringhe agli elenchi. </text:p>
      <text:p text:style-name="P3">Le chiavi della mappa possono contenere solo fino a quattro livelli di raccolte nidificate.</text:p>
      <text:p text:style-name="P3">Per dichiarare una mappa, utilizzare la parola chiave Map seguita dai tipi di dati della chiave e il valore compreso tra &lt;&gt;. </text:p>
      <text:p text:style-name="P3">Come con le liste e i set, è possibile popolare le coppie chiave-valore della mappa quando la mappa viene dichiarata utilizzando la sintassi della parentesi graffa ({}).</text:p>
      <text:p text:style-name="P3">All'interno delle parentesi graffe, specificare prima la chiave, quindi specificare il valore per quella chiave usando =&gt;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4:49.264141768</meta:creation-date>
    <dc:date>2023-12-17T19:48:52.931000000</dc:date>
    <meta:editing-duration>PT58M20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154" meta:word-count="1608" meta:character-count="10376" meta:non-whitespace-character-count="8873"/>
  </office:meta>
</office:document-meta>
</file>